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to1" text:anchor-type="page" text:anchor-page-number="1" svg:x="0cm" svg:y="0cm" svg:width="20.108cm" svg:height="0.041cm" draw:z-index="0">
        <draw:floating-frame xlink:href="https://googleads.g.doubleclick.net/pagead/ads?client=ca-pub-5437868069626884&amp;output=html&amp;h=280&amp;adk=3629892585&amp;adf=1887504185&amp;pi=t.aa~a.3187893275~i.3~rp.4&amp;w=760&amp;fwrn=4&amp;fwrnh=100&amp;lmt=1770645629&amp;rafmt=1&amp;armr=3&amp;sem=mc&amp;pwprc=7118817668&amp;ad_type=text_image&amp;format=760x280&amp;url=https%3A%2F%2Flas5deldia.com%2Feconomia%2Fbancolombia-trabajo-empleo-2026%2F&amp;fwr=0&amp;pra=3&amp;rh=190&amp;rw=760&amp;rpe=1&amp;resp_fmts=3&amp;aieuf=1&amp;aicrs=1&amp;fa=27&amp;abgtt=6&amp;dt=1770644720244&amp;bpp=2&amp;bdt=2039&amp;idt=2&amp;shv=r20260204&amp;mjsv=m202602090101&amp;ptt=9&amp;saldr=aa&amp;abxe=1&amp;cookie=ID%3Dfb5e4b82b8ccf4ad%3AT%3D1769098833%3ART%3D1770644670%3AS%3DALNI_MZfjc9T9nT2_FQ2W7taEpmzx_FxnQ&amp;gpic=UID%3D0000132da54067ab%3AT%3D1769098833%3ART%3D1770644670%3AS%3DALNI_MZUVUJs0CJLK4W29LW1It-59g9XKA&amp;eo_id_str=ID%3D5b10c7d348cdb878%3AT%3D1769098833%3ART%3D1770644670%3AS%3DAA-AfjYD8sJzxjrlb0kT55Yvvj6o&amp;prev_fmts=0x0%2C1200x280&amp;nras=3&amp;correlator=2141182746201&amp;frm=20&amp;pv=1&amp;u_tz=-300&amp;u_his=1&amp;u_h=1080&amp;u_w=1920&amp;u_ah=1048&amp;u_aw=1920&amp;u_cd=24&amp;u_sd=1&amp;adx=329&amp;ady=1302&amp;biw=1851&amp;bih=946&amp;scr_x=0&amp;scr_y=0&amp;eid=31096622%2C95378429%2C95381032%2C95381247%2C95381489%2C95382331%2C95382339%2C95382730%2C31096664%2C95344789&amp;oid=2&amp;pvsid=5678830313299350&amp;tmod=1579211273&amp;uas=0&amp;nvt=1&amp;ref=https%3A%2F%2Flas5deldia.com%2F&amp;fc=1408&amp;brdim=-18%2C17%2C-18%2C17%2C1920%2C32%2C1956%2C1084%2C1851%2C946&amp;vis=1&amp;rsz=%7C%7Cs%7C&amp;abl=NS&amp;fu=128&amp;bc=31&amp;bz=1.06&amp;pgls=CAEaBTYuOS4x~CAEQBRoGMy4zNS4z&amp;num_ads=1&amp;ifi=3&amp;uci=a!3&amp;btvi=1&amp;fsb=1&amp;dtd=M" xlink:type="simple" xlink:show="embed" xlink:actuate="onLoad" draw:frame-name="aswift_2"/>
      </draw:frame>
      <text:h text:style-name="Heading_20_1" text:outline-level="1">Consiga trabajo en el Grupo Bancolombia en 2026</text:h>
      <text:p text:style-name="Text_20_body">El <text:span text:style-name="Strong_20_Emphasis">Grupo Bancolombia</text:span>, a través de su bolsa de empleo, está ofertando vacantes en <text:span text:style-name="Strong_20_Emphasis">todo el territorio colombiano</text:span> para profesionales de diversos perfiles, <text:span text:style-name="Strong_20_Emphasis">con o sin experiencia</text:span>.</text:p>
      <text:p text:style-name="Text_20_body">Estas oportunidades laborales se publican de manera constante y responden a la demanda de talento del <text:span text:style-name="Strong_20_Emphasis">banco más grande de Colombia</text:span>, ofreciendo opciones en diferentes áreas y niveles de formación.</text:p>
      <text:section text:style-name="Sect1" text:name="aswift_2_host">
        <text:p text:style-name="P1"/>
      </text:section>
      <text:p text:style-name="Text_20_body"><text:span text:style-name="Strong_20_Emphasis">Le puede interesar: </text:span><text:a xlink:type="simple" xlink:href="https://las5deldia.com/educacion/cursos-gratis-universidad-ean/" text:style-name="Internet_20_link" text:visited-style-name="Visited_20_Internet_20_Link">Cursos gratuitos en la Universidad EAN en este 2026</text:a></text:p>
      <text:p text:style-name="Text_20_body"><text:bookmark text:name="postulese-a-las-vacantes-de-bancolombia"/>Para hacer parte del banco más grande de Colombia, deberá consultar las vacantes de empleo disponibles ingresando al portal oficial de empleo y<text:a xlink:type="simple" xlink:href="https://empleo.grupobancolombia.com/bancolombia/search?locale=es_ES" office:target-frame-name="_blank" xlink:show="new" text:style-name="Internet_20_link" text:visited-style-name="Visited_20_Internet_20_Link"> haciendo </text:a><text:a xlink:type="simple" xlink:href="https://empleo.grupobancolombia.com/bancolombia/search?locale=es_ES" office:target-frame-name="_blank" xlink:show="new" text:style-name="Internet_20_link" text:visited-style-name="Visited_20_Internet_20_Link"><text:span text:style-name="Strong_20_Emphasis">CLIC AQUÍ</text:span></text:a><text:a xlink:type="simple" xlink:href="https://empleo.grupobancolombia.com/bancolombia/search?locale=es_ES" office:target-frame-name="_blank" xlink:show="new" text:style-name="Internet_20_link" text:visited-style-name="Visited_20_Internet_20_Link">.</text:a></text:p>
      <text:p text:style-name="Text_20_body">Una vez dentro de la plataforma, deberá seleccionar la vacante que mejor se ajuste a su perfil profesional, ubicación y aspiraciones. Posteriormente, deberá pulsar en <text:span text:style-name="Strong_20_Emphasis">“Aplicar”</text:span>, iniciar sesión o registrarse y completar el formulario de inscripción con la información requerida.</text:p>
      <text:p text:style-name="Text_20_body"><text:bookmark text:name="beneficios-de-trabajar-en-bancolombia"/>Los beneficios pueden variar según la vacante a la que se postule; no obstante, de manera general, el Grupo Bancolombia ofrece:</text:p>
      <text:list xml:id="list2935701775" text:style-name="L1">
        <text:list-item>
          <text:p text:style-name="P3">Pago anual equivalente a <text:span text:style-name="Strong_20_Emphasis">14,12 salarios legales</text:span> y <text:span text:style-name="Strong_20_Emphasis">4,28 salarios extralegales garantizados</text:span>.</text:p>
        </text:list-item>
        <text:list-item>
          <text:p text:style-name="P3"><text:span text:style-name="Strong_20_Emphasis">Remuneración variable</text:span>, según el cargo y desempeño.</text:p>
        </text:list-item>
        <text:list-item>
          <text:p text:style-name="P3">Hasta <text:span text:style-name="Strong_20_Emphasis">20 días de vacaciones remuneradas</text:span>.</text:p>
        </text:list-item>
        <text:list-item>
          <text:p text:style-name="P3">Contratación a <text:span text:style-name="Strong_20_Emphasis">término definido por 6 meses</text:span>.</text:p>
        </text:list-item>
        <text:list-item>
          <text:p text:style-name="P3"><text:span text:style-name="Strong_20_Emphasis">Jornada de tiempo parcial</text:span>, según la vacante.</text:p>
        </text:list-item>
        <text:list-item>
          <text:p text:style-name="P2">Planes de ahorro, financiación, exenciones bancarias, seguros y convenios, entre otros beneficios adicionales.</text:p>
        </text:list-item>
      </text:list>
      <text:p text:style-name="Text_20_body">En Bancolombia se promueve el <text:span text:style-name="Strong_20_Emphasis">aprendizaje continuo</text:span>, la <text:span text:style-name="Strong_20_Emphasis">colaboración</text:span> y el <text:span text:style-name="Strong_20_Emphasis">bienestar integral</text:span> de sus colaborador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01:05.830366993</meta:creation-date>
    <dc:date>2026-02-09T09:03:01.075919151</dc:date>
    <meta:editing-duration>PT1M55S</meta:editing-duration>
    <meta:editing-cycles>1</meta:editing-cycles>
    <meta:document-statistic meta:table-count="0" meta:image-count="0" meta:object-count="1" meta:page-count="1" meta:paragraph-count="14" meta:word-count="238" meta:character-count="1551" meta:non-whitespace-character-count="1333"/>
    <meta:generator>LibreOffice/7.3.7.2$Linux_X86_64 LibreOffice_project/30$Build-2</meta:generator>
  </office:meta>
</office:document-meta>
</file>